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3f12" officeooo:paragraph-rsid="00073f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3:</text:p>
      <text:p text:style-name="P1"/>
      <text:p text:style-name="P1">Si que compilaría, pero a la hora de ejecutarlo daría error porque debido a que en los for la condición es i&lt;=dado1.length; y j&lt;=dado2.length; por lo que i y j dado un momento tratarían de acceder a una casilla del vector que no existe, para solucionar este error se debería o bien poner &lt; en lugar de &lt;=, o bien añadir un -1 después de lengt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31T01:27:52.417000000</meta:creation-date>
    <meta:generator>LibreOffice/7.0.1.2$Windows_X86_64 LibreOffice_project/7cbcfc562f6eb6708b5ff7d7397325de9e764452</meta:generator>
    <dc:date>2020-10-31T01:39:07.656000000</dc:date>
    <meta:editing-duration>PT3M59S</meta:editing-duration>
    <meta:editing-cycles>1</meta:editing-cycles>
    <meta:document-statistic meta:table-count="0" meta:image-count="0" meta:object-count="0" meta:page-count="1" meta:paragraph-count="2" meta:word-count="68" meta:character-count="356" meta:non-whitespace-character-count="290"/>
  </office:meta>
</office:document-meta>
</file>